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ekorot-Vilna" svg:font-family="Mekorot-Vilna"/>
    <style:font-face style:name="Mekorot-Vilna1" svg:font-family="Mekorot-Vilna" style:font-pitch="variable"/>
    <style:font-face style:name="Microsoft YaHei" svg:font-family="'Microsoft YaHei'" style:font-family-generic="system" style:font-pitch="variable"/>
    <style:font-face style:name="NSimSun" svg:font-family="NSimSun" style:font-family-generic="system" style:font-pitch="variable"/>
    <style:font-face style:name="Shofar" svg:font-family="Shofar"/>
    <style:font-face style:name="Shofar1" svg:font-family="Shofar" style:font-pitch="variable"/>
    <style:font-face style:name="Times New Roman" svg:font-family="'Times New Roman'"/>
    <style:font-face style:name="Times New Roman1" svg:font-family="'Times New Roman'" style:font-family-generic="roman"/>
  </office:font-face-decls>
  <office:automatic-styles>
    <style:style style:name="Table1" style:family="table">
      <style:table-properties style:width="6.925in" table:align="margins" style:writing-mode="lr-tb"/>
    </style:style>
    <style:style style:name="Table1.A" style:family="table-column">
      <style:table-column-properties style:column-width="0.8653in" style:rel-column-width="8188*"/>
    </style:style>
    <style:style style:name="Table1.B" style:family="table-column">
      <style:table-column-properties style:column-width="1.2035in" style:rel-column-width="11389*"/>
    </style:style>
    <style:style style:name="Table1.C" style:family="table-column">
      <style:table-column-properties style:column-width="0.55in" style:rel-column-width="5204*"/>
    </style:style>
    <style:style style:name="Table1.D" style:family="table-column">
      <style:table-column-properties style:column-width="0.6944in" style:rel-column-width="6571*"/>
    </style:style>
    <style:style style:name="Table1.E" style:family="table-column">
      <style:table-column-properties style:column-width="1.2444in" style:rel-column-width="11776*"/>
    </style:style>
    <style:style style:name="Table1.F" style:family="table-column">
      <style:table-column-properties style:column-width="0.6354in" style:rel-column-width="6013*"/>
    </style:style>
    <style:style style:name="Table1.G" style:family="table-column">
      <style:table-column-properties style:column-width="0.6229in" style:rel-column-width="5894*"/>
    </style:style>
    <style:style style:name="Table1.H" style:family="table-column">
      <style:table-column-properties style:column-width="1.1097in" style:rel-column-width="10500*"/>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2" style:family="table-row">
      <style:table-row-properties style:min-row-height="0.3028in"/>
    </style:style>
    <style:style style:name="Table1.A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dotted #000000"/>
    </style:style>
    <style:style style:name="Table1.H3" style:family="table-cell">
      <style:table-cell-properties fo:padding="0.0382in" fo:border-left="0.5pt solid #000000" fo:border-right="0.5pt solid #000000" fo:border-top="none" fo:border-bottom="0.5pt dotted #000000"/>
    </style:style>
    <style:style style:name="P1" style:family="paragraph" style:parent-style-name="Footnote">
      <style:paragraph-properties fo:text-align="end" style:justify-single-word="false" style:writing-mode="rl-tb"/>
    </style:style>
    <style:style style:name="P2" style:family="paragraph" style:parent-style-name="Standard">
      <style:paragraph-properties fo:text-align="end" style:justify-single-word="false" style:writing-mode="rl-tb"/>
    </style:style>
    <style:style style:name="P3" style:family="paragraph" style:parent-style-name="Frame_20_contents">
      <style:paragraph-properties fo:text-align="end" style:justify-single-word="false" style:punctuation-wrap="hanging" style:writing-mode="rl-tb"/>
    </style:style>
    <style:style style:name="P4" style:family="paragraph" style:parent-style-name="Frame_20_contents">
      <style:paragraph-properties fo:text-align="center" style:justify-single-word="false" style:punctuation-wrap="hanging" style:writing-mode="rl-tb"/>
      <style:text-properties fo:font-weight="bold" style:font-weight-asian="bold" style:font-weight-complex="bold"/>
    </style:style>
    <style:style style:name="P5" style:family="paragraph" style:parent-style-name="Frame_20_contents">
      <style:paragraph-properties fo:text-align="end" style:justify-single-word="false" style:punctuation-wrap="hanging" style:writing-mode="rl-tb"/>
      <style:text-properties fo:font-size="10pt" fo:font-weight="bold" style:font-size-asian="10pt" style:font-weight-asian="bold" style:font-name-complex="Mekorot-Vilna" style:font-size-complex="10pt" style:font-weight-complex="bold"/>
    </style:style>
    <style:style style:name="P6" style:family="paragraph" style:parent-style-name="Footnote">
      <style:paragraph-properties fo:text-align="end" style:justify-single-word="false" style:writing-mode="rl-tb"/>
      <style:text-properties officeooo:rsid="000e734b" officeooo:paragraph-rsid="000e734b"/>
    </style:style>
    <style:style style:name="P7" style:family="paragraph" style:parent-style-name="Footnote">
      <style:paragraph-properties fo:text-align="end" style:justify-single-word="false" style:writing-mode="rl-tb"/>
      <style:text-properties officeooo:rsid="00133384" officeooo:paragraph-rsid="00133384"/>
    </style:style>
    <style:style style:name="P8" style:family="paragraph" style:parent-style-name="Footnote">
      <style:paragraph-properties fo:text-align="end" style:justify-single-word="false" style:writing-mode="rl-tb"/>
      <style:text-properties officeooo:rsid="0014f542" officeooo:paragraph-rsid="0014f542"/>
    </style:style>
    <style:style style:name="P9" style:family="paragraph" style:parent-style-name="Table_20_Contents">
      <style:paragraph-properties fo:text-align="end" style:justify-single-word="false" style:writing-mode="rl-tb"/>
      <style:text-properties officeooo:rsid="000aadd8" officeooo:paragraph-rsid="0016be1e"/>
    </style:style>
    <style:style style:name="P10" style:family="paragraph" style:parent-style-name="Table_20_Contents">
      <style:paragraph-properties fo:text-align="end" style:justify-single-word="false" style:writing-mode="rl-tb"/>
      <style:text-properties officeooo:rsid="000c011f" officeooo:paragraph-rsid="0016be1e"/>
    </style:style>
    <style:style style:name="P11" style:family="paragraph" style:parent-style-name="Frame_20_contents">
      <style:paragraph-properties fo:text-align="end" style:justify-single-word="false" style:punctuation-wrap="hanging" style:writing-mode="rl-tb"/>
    </style:style>
    <style:style style:name="P12" style:family="paragraph" style:parent-style-name="Footnote" style:list-style-name="L1">
      <style:paragraph-properties fo:text-align="end" style:justify-single-word="false" style:writing-mode="rl-tb"/>
      <style:text-properties officeooo:rsid="0014f542" officeooo:paragraph-rsid="0014f542"/>
    </style:style>
    <style:style style:name="P13" style:family="paragraph" style:parent-style-name="Footnote">
      <style:paragraph-properties fo:text-align="end" style:justify-single-word="false" style:writing-mode="rl-tb"/>
      <style:text-properties officeooo:rsid="00219d93" officeooo:paragraph-rsid="00219d93"/>
    </style:style>
    <style:style style:name="P14" style:family="paragraph" style:parent-style-name="Standard" style:list-style-name="WWNum2">
      <style:paragraph-properties fo:text-align="end" style:justify-single-word="false" style:writing-mode="rl-tb"/>
      <style:text-properties style:use-window-font-color="true" loext:opacity="0%" style:font-name="Shofar1" fo:font-size="12pt" fo:language="en" fo:country="US" fo:font-weight="normal" style:letter-kerning="true" style:font-name-asian="NSimSun" style:font-size-asian="12pt" style:language-asian="zh" style:country-asian="CN" style:font-weight-asian="normal" style:font-name-complex="Shofar1" style:font-size-complex="12pt" style:language-complex="he" style:country-complex="IL" style:font-weight-complex="normal"/>
    </style:style>
    <style:style style:name="P15" style:family="paragraph" style:parent-style-name="Standard" style:list-style-name="WWNum2">
      <style:paragraph-properties fo:text-align="end" style:justify-single-word="false" style:writing-mode="rl-tb"/>
      <style:text-properties style:font-name="Shofar1" fo:font-size="12pt" fo:font-weight="normal" style:font-size-asian="12pt" style:font-weight-asian="normal" style:font-name-complex="Shofar1" style:font-size-complex="12pt" style:font-weight-complex="normal"/>
    </style:style>
    <style:style style:name="P16" style:family="paragraph" style:parent-style-name="Standard" style:list-style-name="WWNum2">
      <style:paragraph-properties fo:text-align="end" style:justify-single-word="false" style:writing-mode="rl-tb"/>
      <style:text-properties style:font-name="Shofar1" fo:font-size="12pt" fo:font-weight="normal" officeooo:rsid="00157c51" officeooo:paragraph-rsid="00157c51" style:font-size-asian="12pt" style:font-weight-asian="normal" style:font-name-complex="Shofar1" style:font-size-complex="12pt" style:font-weight-complex="normal"/>
    </style:style>
    <style:style style:name="P17" style:family="paragraph" style:parent-style-name="Standard" style:list-style-name="WWNum2">
      <style:paragraph-properties fo:text-align="end" style:justify-single-word="false" style:writing-mode="rl-tb"/>
      <style:text-properties style:font-name="Shofar1" fo:font-size="12pt" fo:font-style="normal" fo:font-weight="normal" officeooo:rsid="000953e9" officeooo:paragraph-rsid="000953e9" style:font-size-asian="12pt" style:font-style-asian="normal" style:font-weight-asian="normal" style:font-name-complex="Shofar1" style:font-size-complex="12pt" style:font-style-complex="normal" style:font-weight-complex="normal"/>
    </style:style>
    <style:style style:name="P18" style:family="paragraph" style:parent-style-name="Standard" style:list-style-name="WWNum2">
      <style:paragraph-properties fo:text-align="end" style:justify-single-word="false" style:writing-mode="rl-tb"/>
      <style:text-properties style:font-name="Shofar1" fo:font-size="12pt" fo:font-style="normal" fo:font-weight="normal" officeooo:rsid="000b30d4" officeooo:paragraph-rsid="000b30d4" style:font-size-asian="12pt" style:font-style-asian="normal" style:font-weight-asian="normal" style:font-name-complex="Shofar1" style:font-size-complex="12pt" style:font-style-complex="normal" style:font-weight-complex="normal"/>
    </style:style>
    <style:style style:name="P19" style:family="paragraph" style:parent-style-name="Standard" style:list-style-name="WWNum2">
      <style:paragraph-properties fo:text-align="end" style:justify-single-word="false" style:writing-mode="rl-tb"/>
      <style:text-properties style:font-name="Shofar1" fo:font-size="12pt" fo:font-style="normal" fo:font-weight="normal" officeooo:rsid="000c9c38" officeooo:paragraph-rsid="000c9c38" style:font-size-asian="12pt" style:font-style-asian="normal" style:font-weight-asian="normal" style:font-name-complex="Shofar1" style:font-size-complex="12pt" style:font-style-complex="normal" style:font-weight-complex="normal"/>
    </style:style>
    <style:style style:name="P20" style:family="paragraph" style:parent-style-name="Standard" style:list-style-name="WWNum2">
      <style:paragraph-properties fo:text-align="end" style:justify-single-word="false" style:writing-mode="rl-tb"/>
      <style:text-properties style:font-name="Shofar1" fo:font-size="12pt" fo:font-style="normal" fo:font-weight="normal" officeooo:rsid="000c9da9" officeooo:paragraph-rsid="000c9da9" style:font-size-asian="12pt" style:font-style-asian="normal" style:font-weight-asian="normal" style:font-name-complex="Shofar1" style:font-size-complex="12pt" style:font-style-complex="normal" style:font-weight-complex="normal"/>
    </style:style>
    <style:style style:name="P21" style:family="paragraph" style:parent-style-name="Standard" style:list-style-name="WWNum2">
      <style:paragraph-properties fo:text-align="end" style:justify-single-word="false" style:writing-mode="rl-tb"/>
      <style:text-properties style:font-name="Shofar1" fo:font-size="12pt" fo:font-style="normal" fo:font-weight="normal" officeooo:rsid="000e734b" officeooo:paragraph-rsid="000e734b" style:font-size-asian="12pt" style:font-style-asian="normal" style:font-weight-asian="normal" style:font-name-complex="Shofar1" style:font-size-complex="12pt" style:font-style-complex="normal" style:font-weight-complex="normal"/>
    </style:style>
    <style:style style:name="P22" style:family="paragraph" style:parent-style-name="Standard" style:list-style-name="WWNum2">
      <style:paragraph-properties fo:text-align="end" style:justify-single-word="false" style:writing-mode="rl-tb"/>
      <style:text-properties style:font-name="Shofar1" fo:font-size="12pt" fo:font-style="normal" fo:font-weight="normal" officeooo:rsid="0010390a" officeooo:paragraph-rsid="0010390a" style:font-size-asian="12pt" style:font-style-asian="normal" style:font-weight-asian="normal" style:font-name-complex="Shofar1" style:font-size-complex="12pt" style:font-style-complex="normal" style:font-weight-complex="normal"/>
    </style:style>
    <style:style style:name="P23" style:family="paragraph" style:parent-style-name="Standard" style:list-style-name="WWNum2">
      <style:paragraph-properties fo:text-align="end" style:justify-single-word="false" style:writing-mode="rl-tb"/>
      <style:text-properties style:font-name="Shofar1" fo:font-size="12pt" fo:font-style="normal" fo:font-weight="normal" officeooo:rsid="00119d2a" officeooo:paragraph-rsid="00119d2a" style:font-size-asian="12pt" style:font-style-asian="normal" style:font-weight-asian="normal" style:font-name-complex="Shofar1" style:font-size-complex="12pt" style:font-style-complex="normal" style:font-weight-complex="normal"/>
    </style:style>
    <style:style style:name="P24" style:family="paragraph" style:parent-style-name="Standard" style:list-style-name="WWNum2">
      <style:paragraph-properties fo:text-align="end" style:justify-single-word="false" style:writing-mode="rl-tb"/>
      <style:text-properties style:font-name="Shofar1" fo:font-size="12pt" fo:font-style="normal" fo:font-weight="normal" officeooo:rsid="0011d400" officeooo:paragraph-rsid="0011d400" style:font-size-asian="12pt" style:font-style-asian="normal" style:font-weight-asian="normal" style:font-name-complex="Shofar1" style:font-size-complex="12pt" style:font-style-complex="normal" style:font-weight-complex="normal"/>
    </style:style>
    <style:style style:name="P25" style:family="paragraph" style:parent-style-name="Standard" style:list-style-name="WWNum2">
      <style:paragraph-properties fo:text-align="end" style:justify-single-word="false" style:writing-mode="rl-tb"/>
      <style:text-properties style:font-name="Shofar1" fo:font-size="12pt" fo:font-style="normal" fo:font-weight="normal" officeooo:rsid="0012d295" officeooo:paragraph-rsid="0012d295" style:font-size-asian="12pt" style:font-style-asian="normal" style:font-weight-asian="normal" style:font-name-complex="Shofar1" style:font-size-complex="12pt" style:font-style-complex="normal" style:font-weight-complex="normal"/>
    </style:style>
    <style:style style:name="P26" style:family="paragraph" style:parent-style-name="Standard" style:list-style-name="WWNum2">
      <style:paragraph-properties fo:text-align="end" style:justify-single-word="false" style:writing-mode="rl-tb"/>
      <style:text-properties style:font-name="Shofar1" fo:font-size="12pt" fo:font-style="normal" fo:font-weight="normal" officeooo:rsid="00133384" officeooo:paragraph-rsid="00133384" style:font-size-asian="12pt" style:font-style-asian="normal" style:font-weight-asian="normal" style:font-name-complex="Shofar1" style:font-size-complex="12pt" style:font-style-complex="normal" style:font-weight-complex="normal"/>
    </style:style>
    <style:style style:name="P27" style:family="paragraph" style:parent-style-name="Standard" style:list-style-name="WWNum2">
      <style:paragraph-properties fo:text-align="end" style:justify-single-word="false" style:writing-mode="rl-tb"/>
      <style:text-properties style:font-name="Shofar1" fo:font-size="12pt" fo:font-style="normal" fo:font-weight="normal" officeooo:rsid="00157c51" officeooo:paragraph-rsid="00157c51" style:font-size-asian="12pt" style:font-style-asian="normal" style:font-weight-asian="normal" style:font-name-complex="Shofar1" style:font-size-complex="12pt" style:font-style-complex="normal" style:font-weight-complex="normal"/>
    </style:style>
    <style:style style:name="P28" style:family="paragraph" style:parent-style-name="Standard" style:list-style-name="WWNum2">
      <style:paragraph-properties fo:text-align="end" style:justify-single-word="false" style:writing-mode="rl-tb"/>
      <style:text-properties style:font-name="Shofar1" fo:font-size="12pt" fo:font-style="normal" fo:font-weight="bold" officeooo:rsid="000ea779" officeooo:paragraph-rsid="000ea779" style:font-size-asian="12pt" style:font-style-asian="normal" style:font-weight-asian="bold" style:font-name-complex="Shofar1" style:font-size-complex="12pt" style:font-style-complex="normal" style:font-weight-complex="bold"/>
    </style:style>
    <style:style style:name="P29" style:family="paragraph" style:parent-style-name="Standard" style:list-style-name="WWNum2">
      <style:paragraph-properties fo:text-align="end" style:justify-single-word="false" style:writing-mode="rl-tb"/>
      <style:text-properties style:font-name="Shofar1" fo:font-size="12pt" fo:font-style="normal" fo:font-weight="bold" officeooo:rsid="0011d400" officeooo:paragraph-rsid="0011d400" style:font-size-asian="12pt" style:font-style-asian="normal" style:font-weight-asian="bold" style:font-name-complex="Shofar1" style:font-size-complex="12pt" style:font-style-complex="normal" style:font-weight-complex="bold"/>
    </style:style>
    <style:style style:name="P30" style:family="paragraph" style:parent-style-name="Standard" style:list-style-name="WWNum2">
      <style:paragraph-properties fo:text-align="end" style:justify-single-word="false" style:writing-mode="rl-tb"/>
      <style:text-properties style:font-name="Shofar1" fo:font-weight="normal" style:font-weight-asian="normal" style:font-name-complex="Shofar1" style:font-weight-complex="normal"/>
    </style:style>
    <style:style style:name="P31" style:family="paragraph" style:parent-style-name="Standard" style:list-style-name="WWNum2">
      <style:paragraph-properties fo:text-align="end" style:justify-single-word="false" style:writing-mode="rl-tb"/>
      <style:text-properties style:font-name="Shofar1" fo:font-weight="normal" officeooo:rsid="0019ae3e" officeooo:paragraph-rsid="0019ae3e" style:font-weight-asian="normal" style:font-name-complex="Shofar1" style:font-weight-complex="normal"/>
    </style:style>
    <style:style style:name="P32" style:family="paragraph" style:parent-style-name="Standard" style:list-style-name="WWNum2">
      <style:paragraph-properties fo:text-align="end" style:justify-single-word="false" style:writing-mode="rl-tb"/>
      <style:text-properties style:font-name="Shofar1" fo:font-weight="normal" officeooo:rsid="001ba1b3" officeooo:paragraph-rsid="001ba1b3" style:font-weight-asian="normal" style:font-name-complex="Shofar1" style:font-weight-complex="normal"/>
    </style:style>
    <style:style style:name="P33" style:family="paragraph" style:parent-style-name="Standard" style:list-style-name="WWNum2">
      <style:paragraph-properties fo:text-align="end" style:justify-single-word="false" style:writing-mode="rl-tb"/>
      <style:text-properties style:font-name="Shofar1" fo:font-weight="bold" officeooo:rsid="001ba1b3" officeooo:paragraph-rsid="001ba1b3" style:font-weight-asian="bold" style:font-name-complex="Shofar1" style:font-weight-complex="bold"/>
    </style:style>
    <style:style style:name="P34" style:family="paragraph" style:parent-style-name="Standard" style:list-style-name="WWNum2">
      <style:paragraph-properties fo:text-align="end" style:justify-single-word="false" style:writing-mode="rl-tb"/>
      <style:text-properties style:font-name="Shofar1" fo:font-weight="bold" officeooo:rsid="001c5728" officeooo:paragraph-rsid="001c5728" style:font-weight-asian="bold" style:font-name-complex="Shofar1" style:font-weight-complex="bold"/>
    </style:style>
    <style:style style:name="P35" style:family="paragraph" style:parent-style-name="Standard" style:list-style-name="WWNum2">
      <style:paragraph-properties fo:text-align="end" style:justify-single-word="false" style:writing-mode="rl-tb"/>
      <style:text-properties style:font-name="Shofar1" fo:font-weight="bold" officeooo:rsid="001e35e6" officeooo:paragraph-rsid="001e35e6" style:font-weight-asian="bold" style:font-name-complex="Shofar1" style:font-weight-complex="bold"/>
    </style:style>
    <style:style style:name="P36" style:family="paragraph" style:parent-style-name="Standard" style:list-style-name="WWNum2">
      <style:paragraph-properties fo:text-align="end" style:justify-single-word="false" style:writing-mode="rl-tb"/>
      <style:text-properties style:font-name="Shofar1" fo:font-weight="bold" officeooo:rsid="001f79b7" officeooo:paragraph-rsid="001f79b7" style:font-weight-asian="bold" style:font-name-complex="Shofar1" style:font-weight-complex="bold"/>
    </style:style>
    <style:style style:name="P37" style:family="paragraph" style:parent-style-name="Standard" style:list-style-name="WWNum2">
      <style:paragraph-properties fo:text-align="end" style:justify-single-word="false" style:writing-mode="rl-tb"/>
      <style:text-properties style:font-name="Shofar1" fo:font-weight="bold" officeooo:rsid="001ffbf7" officeooo:paragraph-rsid="001ffbf7" style:font-weight-asian="bold" style:font-name-complex="Shofar1" style:font-weight-complex="bold"/>
    </style:style>
    <style:style style:name="P38" style:family="paragraph" style:parent-style-name="Standard" style:list-style-name="WWNum2">
      <style:paragraph-properties fo:text-align="end" style:justify-single-word="false" style:writing-mode="rl-tb"/>
      <style:text-properties style:font-name="Shofar1" fo:font-weight="bold" officeooo:rsid="00219d93" officeooo:paragraph-rsid="00219d93" style:font-weight-asian="bold" style:font-name-complex="Shofar1" style:font-weight-complex="bold"/>
    </style:style>
    <style:style style:name="P39" style:family="paragraph" style:parent-style-name="Standard" style:list-style-name="WWNum2">
      <style:paragraph-properties fo:text-align="end" style:justify-single-word="false" style:writing-mode="rl-tb"/>
      <style:text-properties style:font-name="Shofar1" fo:font-weight="bold" officeooo:rsid="002317f3" officeooo:paragraph-rsid="002317f3" style:font-weight-asian="bold" style:font-name-complex="Shofar1" style:font-weight-complex="bold"/>
    </style:style>
    <style:style style:name="P40" style:family="paragraph" style:parent-style-name="Standard" style:list-style-name="WWNum2">
      <style:paragraph-properties fo:text-align="end" style:justify-single-word="false" style:writing-mode="rl-tb"/>
      <style:text-properties style:font-name="Shofar1" fo:font-weight="bold" officeooo:rsid="00239b24" officeooo:paragraph-rsid="00239b24" style:font-weight-asian="bold" style:font-name-complex="Shofar1" style:font-weight-complex="bold"/>
    </style:style>
    <style:style style:name="P41" style:family="paragraph" style:parent-style-name="Standard" style:list-style-name="WWNum2">
      <style:paragraph-properties fo:text-align="end" style:justify-single-word="false" style:writing-mode="rl-tb"/>
      <style:text-properties style:font-name="Shofar1" fo:font-weight="bold" officeooo:rsid="0023cc1c" officeooo:paragraph-rsid="0023cc1c" style:font-weight-asian="bold" style:font-name-complex="Shofar1" style:font-weight-complex="bold"/>
    </style:style>
    <style:style style:name="P42" style:family="paragraph" style:parent-style-name="Standard" style:list-style-name="WWNum2">
      <style:paragraph-properties fo:text-align="end" style:justify-single-word="false" style:writing-mode="rl-tb"/>
      <style:text-properties style:font-name="Shofar1" fo:font-weight="bold" officeooo:rsid="00248973" officeooo:paragraph-rsid="00248973" style:font-weight-asian="bold" style:font-name-complex="Shofar1" style:font-weight-complex="bold"/>
    </style:style>
    <style:style style:name="P43" style:family="paragraph" style:parent-style-name="Standard" style:list-style-name="WWNum3">
      <style:paragraph-properties fo:text-align="end" style:justify-single-word="false" style:writing-mode="rl-tb"/>
    </style:style>
    <style:style style:name="P44" style:family="paragraph">
      <style:paragraph-properties fo:text-align="end" style:writing-mode="rl-tb"/>
    </style:style>
    <style:style style:name="P45" style:family="paragraph">
      <loext:graphic-properties draw:fill="none" draw:fill-color="#ffffff"/>
      <style:paragraph-properties fo:text-align="end" style:writing-mode="rl-tb"/>
      <style:text-properties style:font-name="Mekorot-Vilna1" fo:font-size="10pt" style:font-size-asian="10pt" style:font-size-complex="10pt"/>
    </style:style>
    <style:style style:name="P46" style:family="paragraph">
      <loext:graphic-properties draw:fill="none" draw:fill-color="#ffffff"/>
      <style:paragraph-properties fo:text-align="end" style:writing-mode="rl-tb"/>
      <style:text-properties fo:font-size="10pt" style:font-size-asian="10pt" style:font-name-complex="Mekorot-Vilna1" style:font-size-complex="10pt"/>
    </style:style>
    <style:style style:name="P47"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style:use-window-font-color="true" loext:opacity="0%" style:font-name="Times New Roman1" fo:font-size="10pt" fo:language="en" fo:country="US" fo:font-style="normal" fo:font-weight="bold" style:letter-kerning="true" style:font-name-asian="NSimSun" style:font-size-asian="10pt" style:language-asian="zh" style:country-asian="CN" style:font-style-asian="normal" style:font-weight-asian="bold" style:font-size-complex="10pt" style:language-complex="he" style:country-complex="IL"/>
    </style:style>
    <style:style style:name="T3" style:family="text">
      <style:text-properties style:use-window-font-color="true" loext:opacity="0%" style:font-name="Times New Roman1" fo:font-size="10pt" fo:language="en" fo:country="US" fo:font-weight="bold" style:letter-kerning="true" style:font-name-asian="NSimSun" style:font-size-asian="10pt" style:language-asian="zh" style:country-asian="CN" style:font-weight-asian="bold" style:font-size-complex="10pt" style:language-complex="he" style:country-complex="IL"/>
    </style:style>
    <style:style style:name="T4" style:family="text">
      <style:text-properties style:use-window-font-color="true" loext:opacity="0%" fo:font-size="10pt" fo:language="en" fo:country="US" fo:font-style="normal" fo:font-weight="bold" style:letter-kerning="true" style:font-name-asian="NSimSun" style:font-size-asian="10pt" style:language-asian="zh" style:country-asian="CN" style:font-style-asian="normal" style:font-weight-asian="bold" style:font-name-complex="Shofar" style:font-size-complex="10pt" style:language-complex="he" style:country-complex="IL"/>
    </style:style>
    <style:style style:name="T5" style:family="text">
      <style:text-properties style:use-window-font-color="true" loext:opacity="0%" fo:font-size="10pt" fo:language="en" fo:country="US" fo:font-weight="bold" style:letter-kerning="true" style:font-name-asian="NSimSun" style:font-size-asian="10pt" style:language-asian="zh" style:country-asian="CN" style:font-weight-asian="bold" style:font-name-complex="Shofar" style:font-size-complex="10pt" style:language-complex="he" style:country-complex="IL"/>
    </style:style>
    <style:style style:name="T6" style:family="text">
      <style:text-properties fo:font-size="10pt" fo:font-weight="bold" style:font-size-asian="10pt" style:font-weight-asian="bold" style:font-name-complex="Mekorot-Vilna" style:font-size-complex="10pt" style:font-weight-complex="bold"/>
    </style:style>
    <style:style style:name="T7" style:family="text">
      <style:text-properties fo:font-size="10pt" fo:font-weight="normal" style:font-size-asian="10pt" style:font-weight-asian="normal" style:font-name-complex="Mekorot-Vilna1" style:font-size-complex="10pt" style:font-weight-complex="normal"/>
    </style:style>
    <style:style style:name="T8" style:family="text">
      <style:text-properties fo:font-size="10pt" fo:font-weight="normal" officeooo:rsid="000953e9" style:font-size-asian="10pt" style:font-weight-asian="normal" style:font-name-complex="Mekorot-Vilna1" style:font-size-complex="10pt" style:font-weight-complex="normal"/>
    </style:style>
    <style:style style:name="T9" style:family="text">
      <style:text-properties fo:font-size="12pt" style:font-size-asian="12pt" style:font-size-complex="12pt"/>
    </style:style>
    <style:style style:name="T10" style:family="text">
      <style:text-properties fo:font-size="12pt" fo:font-style="normal" style:font-size-asian="12pt" style:font-style-asian="normal" style:font-size-complex="12pt" style:font-style-complex="normal"/>
    </style:style>
    <style:style style:name="T11" style:family="text">
      <style:text-properties officeooo:rsid="000c9da9"/>
    </style:style>
    <style:style style:name="T12" style:family="text">
      <style:text-properties officeooo:rsid="000ea779"/>
    </style:style>
    <style:style style:name="T13" style:family="text">
      <style:text-properties fo:font-weight="normal" style:font-weight-asian="normal" style:font-weight-complex="normal"/>
    </style:style>
    <style:style style:name="T14" style:family="text">
      <style:text-properties fo:font-weight="normal" officeooo:rsid="0010390a" style:font-weight-asian="normal" style:font-weight-complex="normal"/>
    </style:style>
    <style:style style:name="T15" style:family="text">
      <style:text-properties fo:font-weight="normal" officeooo:rsid="0012d295" style:font-weight-asian="normal" style:font-weight-complex="normal"/>
    </style:style>
    <style:style style:name="T16" style:family="text">
      <style:text-properties fo:font-weight="normal" officeooo:rsid="001ba1b3" style:font-weight-asian="normal" style:font-weight-complex="normal"/>
    </style:style>
    <style:style style:name="T17" style:family="text">
      <style:text-properties fo:font-weight="normal" officeooo:rsid="001e35e6" style:font-weight-asian="normal" style:font-weight-complex="normal"/>
    </style:style>
    <style:style style:name="T18" style:family="text">
      <style:text-properties fo:font-weight="normal" officeooo:rsid="001ff51e" style:font-weight-asian="normal" style:font-weight-complex="normal"/>
    </style:style>
    <style:style style:name="T19" style:family="text">
      <style:text-properties fo:font-weight="normal" officeooo:rsid="002317f3" style:font-weight-asian="normal" style:font-weight-complex="normal"/>
    </style:style>
    <style:style style:name="T20" style:family="text">
      <style:text-properties fo:font-weight="normal" officeooo:rsid="00248973" style:font-weight-asian="normal" style:font-weight-complex="normal"/>
    </style:style>
    <style:style style:name="T21" style:family="text">
      <style:text-properties officeooo:rsid="0014f542"/>
    </style:style>
    <style:style style:name="T22" style:family="text">
      <style:text-properties fo:font-style="normal" style:font-style-asian="normal" style:font-style-complex="normal"/>
    </style:style>
    <style:style style:name="T23" style:family="text">
      <style:text-properties fo:font-style="normal" officeooo:rsid="0011d400"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0c011f"/>
    </style:style>
    <style:style style:name="T26" style:family="text">
      <style:text-properties style:font-name="Mekorot-Vilna1" fo:font-size="10pt" style:font-size-asian="10pt" style:font-size-complex="10pt"/>
    </style:style>
    <style:style style:name="T27" style:family="text">
      <style:text-properties fo:font-size="10pt" style:font-size-asian="10pt" style:font-name-complex="Mekorot-Vilna1" style:font-size-complex="10pt"/>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7362in" fo:text-indent="-0.25in" fo:margin-left="0.7362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9862in" fo:text-indent="-0.25in" fo:margin-left="0.9862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2362in" fo:text-indent="-0.25in" fo:margin-left="1.2362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4862in" fo:text-indent="-0.25in" fo:margin-left="1.4862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7362in" fo:text-indent="-0.25in" fo:margin-left="1.7362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9862in" fo:text-indent="-0.25in" fo:margin-left="1.9862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2362in" fo:text-indent="-0.25in" fo:margin-left="2.236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4862in" fo:text-indent="-0.25in" fo:margin-left="2.4862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7362in" fo:text-indent="-0.25in" fo:margin-left="2.7362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9862in" fo:text-indent="-0.25in" fo:margin-left="2.9862in"/>
        </style:list-level-properties>
      </text:list-level-style-number>
    </text:list-style>
    <style:style style:name="gr1" style:family="graphic">
      <style:graphic-properties draw:stroke="solid" svg:stroke-color="#000000" draw:fill="none" draw:fill-color="#ffffff" fo:min-height="1.1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0.9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1.2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parent-style-name="Frame">
      <style:graphic-properties draw:stroke="solid" svg:stroke-width="0in" svg:stroke-color="#000000" draw:fill="none" draw:textarea-vertical-align="top" draw:auto-grow-height="false" fo:min-height="0.6799in" fo:min-width="0.5409in" fo:padding-top="0in" fo:padding-bottom="0in" fo:padding-left="0in" fo:padding-right="0in" fo:wrap-option="wrap" fo:margin-left="0.0008in" fo:margin-right="0.0008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in" svg:stroke-color="#000000" draw:fill="none" draw:textarea-vertical-align="top" draw:auto-grow-height="false" fo:min-height="1.0909in" fo:min-width="0.7028in" fo:padding-top="0in" fo:padding-bottom="0in" fo:padding-left="0in" fo:padding-right="0in" fo:wrap-option="wrap" fo:margin-left="0.0008in" fo:margin-right="0.0008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in" svg:stroke-color="#000000" draw:fill="none" draw:textarea-vertical-align="top" draw:auto-grow-height="false" fo:min-height="0.6717in" fo:min-width="0.6264in" fo:padding-top="0in" fo:padding-bottom="0in" fo:padding-left="0in" fo:padding-right="0in" fo:wrap-option="wrap" fo:margin-left="0.0008in" fo:margin-right="0.0008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48385182" text:style-name="WWNum2">
        <text:list-item>
          <text:p text:style-name="P14"><draw:custom-shape text:anchor-type="char" draw:z-index="0" draw:name="Text Frame 1" draw:style-name="gr7" draw:text-style-name="P47" svg:width="0.626in" svg:height="0.6713in" svg:x="6.9508in" svg:y="0.1047in"><text:p text:style-name="P4">משנה</text:p><text:p text:style-name="P3"><text:span text:style-name="T7">-</text:span><text:span text:style-name="T8">שבעה דינים מפני תיקון העולם.</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משנה</text:span> אומר <text:span text:style-name="T1">שבע</text:span> תקנות מפני <text:span text:style-name="T1">תקנת עולם</text:span>:</text:p>
          <text:list>
            <text:list-item>
              <text:p text:style-name="P14">נותנים לניזק עידית</text:p>
            </text:list-item>
            <text:list-item>
              <text:p text:style-name="P14">נותנים לבעל חוב בבינונית</text:p>
            </text:list-item>
            <text:list-item>
              <text:p text:style-name="P14">נותנים לאשה בכתובתה זיבורית. על זה חולק ר"מ ואומר שנותנים בינונית</text:p>
            </text:list-item>
            <text:list-item>
              <text:p text:style-name="P14">אין נפרעין מנכסים משועבדים (נכסים שמכר הלוה) כשיש שום נכסי' בני חורין (נכסים שלא מכר הלוה)</text:p>
            </text:list-item>
            <text:list-item>
              <text:p text:style-name="P14">אין נפרעין מנכסי יתומין אלא מן הזיבורית</text:p>
            </text:list-item>
            <text:list-item>
              <text:p text:style-name="P14">אין מוציאין לאכילת פירות ולשבח קרקעות ולמזון האשה והבנות מנכסים משועבדין</text:p>
            </text:list-item>
            <text:list-item>
              <text:p text:style-name="P14">המוצא מציאה לא ישבע שבועת מודה במקצת</text:p>
            </text:list-item>
          </text:list>
        </text:list-item>
        <text:list-item>
          <text:p text:style-name="P15"><draw:custom-shape text:anchor-type="char" draw:z-index="1" draw:name="Text Frame 2" draw:style-name="gr6" draw:text-style-name="P47" svg:width="0.7024in" svg:height="1.0906in" svg:x="6.9138in" svg:y="0.0571in"><text:p text:style-name="P5">- שואל גמרא למה הזק בעידית נקרא תקנת עולם. </text:p><text:p text:style-name="P3"><text:span text:style-name="T6">- נותן שני תירוצים.</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גמרא מקשה שדין ראשון מדאורייתא, ואינו מתוקן לתקנת עולם.</text:p>
          <text:list>
            <text:list-item>
              <text:p text:style-name="P15"><text:s/>מתרץ <text:span text:style-name="T1">שני</text:span> תירוצים:</text:p>
              <text:list>
                <text:list-item>
                  <text:p text:style-name="P15">דין דאורייתא לא אומר כל מה שאומר דין דרבנן. דין דאורייתא אומר שנפרע מעידית של ניזק (כרבי ישמעאל), ודין דאורייתא אומר שנפרע מעידית של מזיק.</text:p>
                  <text:list>
                    <text:list-item>
                      <text:p text:style-name="P15">שואל גמרא איזה ר"י אמר כן.</text:p>
                    </text:list-item>
                    <text:list-item>
                      <text:p text:style-name="P15">מביא ברייתא שאומר, “מיטב שדהו ומיטב כרמו ישלם מיטב שדהו של ניזק ומיטב כרמו של ניזק דברי רבי ישמעאל רע''א לא בא הכתוב אלא לגבות לניזקין מן העידית וק''ו להקדש.”</text:p>
                      <text:list>
                        <text:list-item>
                          <text:p text:style-name="P15">אומר <text:span text:style-name="T1">שלש</text:span> ביאורים בשיטת ר"י:</text:p>
                          <text:list>
                            <text:list-item>
                              <text:p text:style-name="P15">ר"י סובר שאף אם הזיק ערוגה כחושה, משלם ערוגה שלמה.</text:p>
                              <text:list>
                                <text:list-item>
                                  <text:p text:style-name="P15">מקשה גמרא למה יחייב כן.</text:p>
                                </text:list-item>
                              </text:list>
                            </text:list-item>
                            <text:list-item>
                              <text:p text:style-name="P15">ר"י סובר שכשלא יודעים איזה ערוגה אכל, חייב מזיק ערוגה שמינה.</text:p>
                              <text:list>
                                <text:list-item>
                                  <text:p text:style-name="P15">מקשה גמרא למה יחייב כן כיון שהמוציא מחברו עליו הראיה.</text:p>
                                </text:list-item>
                              </text:list>
                            </text:list-item>
                            <text:list-item>
                              <text:p text:style-name="P15">ר"י סובר שמשלם מזיק כנגד עידית של שדותיו של ניזק. ר"ע חולק לומר שמשלם ממיטב של מזיק. זה מסקנת גמרא.</text:p>
                            </text:list-item>
                          </text:list>
                        </text:list-item>
                        <text:list-item>
                          <text:p text:style-name="P15">מבאר מקור של ר"י (לומד מג"ש מ"שדה" שאומר תורה שהזיק המזיק). מבאר שר"ע חולק כיון שמסתמא "שדהו" קאי על "ישלם,” והמזיק ישלם. ר"י דורש מקרא זה שאם אין למזיק כנגד עידית שלו, אלא יותר טוב ויותר רע, צריך ליתן היותר טוב.</text:p>
                        </text:list-item>
                        <text:list-item>
                          <text:p text:style-name="P15">מבאר כוונת ר"ע כשאמר הקו"ח להקדש. אומר שני צדדים:</text:p>
                          <text:list>
                            <text:list-item>
                              <text:p text:style-name="P15">אם אדם מזיק שחברו, חייב לשלם ממטב. קל וחומר, אז, שאם הזיק הקדש, חייב לשלם ממיטב. דחה גמרא שנדרש מ"רעהו" שאין אדם חייב לשלם להקדש.</text:p>
                            </text:list-item>
                            <text:list-item>
                              <text:p text:style-name="P15">אם אדם חייב מעות להקדש, יכול גזבר ליקח ממיטב שדהו. מקשה גמרא שיהיה כשאר בעל חוב. מתרץ שסבר שבעל חוב משלם ממיטב. מקשה שיש לפרך קל וחומר כיון שהקדש לא מקבל דמי היזק.</text:p>
                            </text:list-item>
                            <text:list-item>
                              <text:p text:style-name="P15">מת’ גמרא ל1 שסובר כר’ שמעון בן מנסיא שדורש מ"רעהו" שחייב נ"ש אף על תם. זהו מסקנת גמרא.</text:p>
                            </text:list-item>
                          </text:list>
                        </text:list-item>
                        <text:list-item>
                          <text:p text:style-name="P15">מקשה גמרא איך ידועים שחולקים ר"ע ור"י אם משלם ממיטב מזיק או ניזק; שמא רק חולקים אם הלכה כר"ש בן מנסיא. משיב שלש תשובות:</text:p>
                          <text:list>
                            <text:list-item>
                              <text:p text:style-name="P15">אם כן, לא היה לרבי עקיבא לומר, “לא בא אלא…,” שמה שאומר אינו נוגע לזה, שבזה מודה לרבי עקיבא.</text:p>
                            </text:list-item>
                            <text:list-item>
                              <text:p text:style-name="P15">אם כן, אין קו"ח להקדש, שנמצא שאומר רבי עקיבא קולא (שאינו במיטב של מזיק).</text:p>
                            </text:list-item>
                            <text:list-item>
                              <text:p text:style-name="P15">יש ברייתא שכ’ בפירוש שחולקים אם מיטב הוא של מזיק או ניזק.</text:p>
                            </text:list-item>
                          </text:list>
                        </text:list-item>
                      </text:list>
                    </text:list-item>
                  </text:list>
                </text:list-item>
                <text:list-item>
                  <text:p text:style-name="P15">דין דאורייתא הוא, אבל נאמר בו טעם כיון שהוא רבי שמעון, שדורש טעם של דינים.</text:p>
                  <text:list>
                    <text:list-item>
                      <text:p text:style-name="P15">מביא גמרא ברייתא שאומר טעם של כל הדינים:</text:p>
                      <text:list>
                        <text:list-item>
                          <text:p text:style-name="P15">נזקין בעידית כדי שאדם לא יזיק.</text:p>
                        </text:list-item>
                        <text:list-item>
                          <text:p text:style-name="P15">בעל חוב בבינונית כדי שלא ירצה אדם בשדה חברו וילווה לו כדי לקחתו.</text:p>
                          <text:list>
                            <text:list-item>
                              <text:p text:style-name="P15">מקשה שאז לגבה מזיבורית</text:p>
                            </text:list-item>
                            <text:list-item>
                              <text:p text:style-name="P15">מתרץ שאם כן לא ילוו בני אדם.</text:p>
                            </text:list-item>
                          </text:list>
                        </text:list-item>
                        <text:list-item>
                          <text:p text:style-name="P15">כתובה בזיבורית, שיותר משאיש רוצה לישא, אשה רוצה לינשא.</text:p>
                        </text:list-item>
                        <text:list-item>
                          <text:p text:style-name="P15">אומר גמרא טעם אחר- איש מגרש רק מדעתו, ואשה מתגרשת אף בעל כרחה.</text:p>
                          <text:list>
                            <text:list-item>
                              <text:p text:style-name="P15">מקשה גמרא איך זה סיבה שיתן זיבורית.</text:p>
                            </text:list-item>
                            <text:list-item>
                              <text:p text:style-name="P15"><text:soft-page-break/>מת’ שנאמר על שאלה אחרת, והוא למה יש כתובה לאשה ולא לאיש.</text:p>
                            </text:list-item>
                          </text:list>
                        </text:list-item>
                      </text:list>
                    </text:list-item>
                  </text:list>
                </text:list-item>
              </text:list>
            </text:list-item>
          </text:list>
        </text:list-item>
        <text:list-item>
          <text:p text:style-name="P15"><draw:custom-shape text:anchor-type="char" draw:z-index="2" draw:name="Text Frame 3" draw:style-name="gr5" draw:text-style-name="P47" svg:width="0.5406in" svg:height="0.6795in" svg:x="6.9945in" svg:y="0.0752in"><text:p text:style-name="P3"><text:span text:style-name="T6">- מתי משלם זיבורית לכתובה.</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משנה אמר שכתובת אשה בא מזיבורית. מר זוטרא מבאר שזה רק כשנפרע מיתומים.</text:p>
          <text:list>
            <text:list-item>
              <text:p text:style-name="P15">מקשה גמרא עליו ארבע קושיות:</text:p>
              <text:list>
                <text:list-item>
                  <text:p text:style-name="P15"><text:s/>אם כן, לא צריך להיות כתובה; בין כך ובין כך, בא מזיבורית, שמשנה אומר ש" אין נפרעים מנכסי יתומים אלא מן הזיבורית.”</text:p>
                  <text:list>
                    <text:list-item>
                      <text:p text:style-name="P15">דוחה גמרא שמראה חידוש, שהוה אמינא שכדי שירצו נשים לישא, יגבו אף מבינונית.</text:p>
                    </text:list-item>
                  </text:list>
                </text:list-item>
                <text:list-item>
                  <text:p text:style-name="P15">ברייתא אומר שרבי מאיר סובר שכתובת אשה בבינונית. מוכרח שמיירי כשהבעל משלם, ש"אין נפרעים מנכסי יתומים אלא מן הזיבורית." אם כן, רבנן שחולקים סוברים שאף באותו ציור, שבעל משלם, משלם מזיבורית.</text:p>
                  <text:list>
                    <text:list-item>
                      <text:p text:style-name="P15">דוחה גמרא שרבי מאיר סובר שאף כשיתומים משלמים, משלמים מבינונית. אינו דומה לשאר חובות שעל יתומים כיון שרוצים שאשה תרצה לינשא.</text:p>
                    </text:list-item>
                  </text:list>
                </text:list-item>
                <text:list-item>
                  <text:p text:style-name="P15">משנה אומר דין כתובת אשה עם שאר הדינים. אם כולם מיתומים, היה לכולם להיות מן הזיבורית. צריך לומר שאינו מיתומים.</text:p>
                  <text:list>
                    <text:list-item>
                      <text:p text:style-name="P15">דוחה גמרא שכל המשנה מיירי כשאב של מי שחייב נעשה ערב לו. בהיזק וחוב, כיון שנתחייב מחיים, משלם האב מעידית ובינונית. בכתובה, כיון שנתחייב לאחר מיתה (ואז היותומים נתחייבו), משלם מזיבורית.</text:p>
                      <text:list>
                        <text:list-item>
                          <text:p text:style-name="P15">מקשה גמרא איך יכול אבל להיות ערב על כתובה (עיין לקמן).</text:p>
                        </text:list-item>
                        <text:list-item>
                          <text:p text:style-name="P15">משיב שהוא קבלן (קיבל ערבותו בקנין)</text:p>
                        </text:list-item>
                        <text:list-item>
                          <text:p text:style-name="P15"><text:s/>מקשה איך יכול להיות ערב על כתובה, כיון שאין לבעל ממון. משיב שלש תשובות:</text:p>
                          <text:list>
                            <text:list-item>
                              <text:p text:style-name="P15">אולי יכול אדם להיות קבלן אם אין לבעל ממון.</text:p>
                            </text:list-item>
                            <text:list-item>
                              <text:p text:style-name="P15">אולי כאן היה לבעל ממון. מה שלא משלם (וערב משלם) הוא שכבר הפסיד מעותיו.</text:p>
                            </text:list-item>
                            <text:list-item>
                              <text:p text:style-name="P30"><text:span text:style-name="T9">אולי כיון שערב אביו, יכול להיות ערב, אף שאין לבעל ממון.</text:span><text:span text:style-name="T9"><text:note text:id="ftn1" text:note-class="footnote"><text:note-citation>1</text:note-citation><text:note-body><text:p text:style-name="P1">אגב, מבאר דיני ערב:</text:p><text:p text:style-name="P2"><text:span text:style-name="T2">יש שני דברים שצריכים לדון בהם בערב</text:span><text:span text:style-name="T4">:</text:span></text:p><text:list xml:id="list1397148729" text:style-name="WWNum3"><text:list-item><text:p text:style-name="P43"><text:span text:style-name="T3">אם הוא ערב </text:span><text:span text:style-name="T5">(</text:span><text:span text:style-name="T3">קבל ערבותו בלא קנין</text:span><text:span text:style-name="T5">) </text:span><text:span text:style-name="T3">או קבלן </text:span><text:span text:style-name="T5">(</text:span><text:span text:style-name="T3">קבל ערבותו בקנין</text:span><text:span text:style-name="T5">). </text:span><text:span text:style-name="T3">אם הוא קבן</text:span><text:span text:style-name="T5">, </text:span><text:span text:style-name="T3">יותר קל להיעשות ערב</text:span><text:span text:style-name="T5">.</text:span></text:p></text:list-item><text:list-item><text:p text:style-name="P43"><text:span text:style-name="T3">על מה הוא ערב</text:span><text:span text:style-name="T5">: </text:span><text:span text:style-name="T3">על כתובה או על חוב</text:span><text:span text:style-name="T5">. </text:span><text:span text:style-name="T3">יותר קל להיות ערב על חוב כיון שמלווה הפסיד</text:span><text:span text:style-name="T5">.</text:span></text:p></text:list-item></text:list><text:p text:style-name="P2"><text:span text:style-name="T2">אם שניהם עושים שקל להיות ערב </text:span><text:span text:style-name="T4">(</text:span><text:span text:style-name="T2">הוא קבלן לחוב</text:span><text:span text:style-name="T4">), </text:span><text:span text:style-name="T2">נעשה ערב</text:span><text:span text:style-name="T4">. </text:span><text:span text:style-name="T2">אם שניהם עושים שקשה להיות ערב </text:span><text:span text:style-name="T4">(</text:span><text:span text:style-name="T2">הוא ערב לכתובה</text:span><text:span text:style-name="T4">), </text:span><text:span text:style-name="T3">אינו ערב</text:span><text:span text:style-name="T5">. </text:span><text:span text:style-name="T3">אם יש אחד שעושה שהוא קל ואחד שעושה שהוא קשה</text:span><text:span text:style-name="T5">, </text:span><text:span text:style-name="T3">חולקים אם נעשה ערב רק אם יש ללווה</text:span><text:span text:style-name="T5">/ </text:span><text:span text:style-name="T3">בעל ממון אם אף אם אין לו</text:span><text:span text:style-name="T5">. </text:span><text:span text:style-name="T3">להלכה</text:span><text:span text:style-name="T5">, </text:span><text:span text:style-name="T3">אף אם אין לו</text:span><text:span text:style-name="T5">, </text:span><text:span text:style-name="T3">נעשה ערב</text:span><text:span text:style-name="T5">.</text:span></text:p><text:p text:style-name="P2"/></text:note-body></text:note></text:span></text:p>
                            </text:list-item>
                          </text:list>
                        </text:list-item>
                      </text:list>
                    </text:list-item>
                  </text:list>
                </text:list-item>
                <text:list-item>
                  <text:p text:style-name="P30"><text:span text:style-name="T9">ברייתא אומר שטעם של דין כתובה הוא מפני ש"יותר משאנשים…," ולא מחמת שבא מממון יתומים. משמע שבא מבעל. מפני זה נדחה שיטת מ</text:span><text:span text:style-name="T10">ר זוטרא.</text:span></text:p>
                </text:list-item>
              </text:list>
            </text:list-item>
          </text:list>
        </text:list-item>
        <text:list-item>
          <text:p text:style-name="P17"><draw:frame text:anchor-type="paragraph" draw:z-index="3" draw:name="Text Frame 4" draw:style-name="gr4" draw:text-style-name="P46" svg:width="0.4587in" svg:height="0.6567in" svg:x="7.1291in" svg:y="0.0965in"><draw:text-box><text:p text:style-name="P44"><text:span text:style-name="T27">- מתי יתומים פורעים מזיבורית</text:span></text:p></draw:text-box></draw:frame>משנה אומר שיתומים פורעים מזיבורית. מ"ז מחדש שזה אף אם כ’ בשטר הלוואה שישלם מעידית. מביא אביי ראיה לזה (כמו שאם לא כ’ כן, היה דין בע"ח בבינונית, ויתומים משלמים זיבורית, כך כשכ’ כן, אף שדינו בעידית, יתומים משלמים זבורית). רבא חולק, שסובר שרק אומרים שמשלם מזיבורית כשדינו מדאו’ לשלם זיבורית (כמו גבי בע"ח, שאומר קרא שהלוה יכול להוציא כל מה שרוצה לשלם). מביא גמרא שני ראיות למ"ז:</text:p>
          <text:list>
            <text:list-item>
              <text:p text:style-name="P17">בריי’ אומר שיתומים משלמים נזיקים מזיבורית, אף ששם דין דאו’ לשלם מעידית. דוחה שאומר שמשלם מעידית ניזק (שהוא זיבורית מזיק) שכך הוא דינו דאו’ לר"י.</text:p>
            </text:list-item>
            <text:list-item>
              <text:p text:style-name="P17"><draw:frame text:anchor-type="paragraph" draw:z-index="4" draw:name="Text Frame 5" draw:style-name="gr3" draw:text-style-name="P46" svg:width="0.5831in" svg:height="1.2843in" svg:x="7.0673in" svg:y="0.2654in"><draw:text-box><text:p text:style-name="P44"><text:span text:style-name="T27">- שואל גמרא איזה יתומים <text:s/>משלמים מזיבורית. תלוי בזה למה משלם מזיבורית.</text:span></text:p></draw:text-box></draw:frame>בריי’ <text:span text:style-name="T12">כ’</text:span> שיתומים משלמים מזיבורית, “אע"פ שעידית.” לכאו’, רצה לומר שאף כשכ’ בשטר "עידית" משלם זיבורית. דוחה גמ’ ש<text:span text:style-name="T12">כ’</text:span> בריי’ כן רק כשנאבד העידית, שאז דינו לשלם כשאר בע"ח.</text:p>
            </text:list-item>
          </text:list>
        </text:list-item>
        <text:list-item>
          <text:p text:style-name="P17">שואל גמרא אם יתומים של משנה הם רק קטנים (שדין זה הוא תקנה כדי שלא יהיו עניים) או אף לגדולים (שהסיבה שמשלמים מבינונית הוא כדי שירצו ללוות. אין אדם חושב שלווה ימות). מביא ראיה:</text:p>
          <text:list>
            <text:list-item>
              <text:p text:style-name="P17">צריכים שבועה לגבות ממון מיתומים. בריי’ אומר שזה אף ביתומים גדולים. דוחה גמרא שאולי זה רק באותו דין מפני שאין יתומים גדולים יודעים בממון אביהם, וצריכים תקנה.</text:p>
            </text:list-item>
          </text:list>
          <text:p text:style-name="P17">פוסק גמרא שבשני תקנות אלו, אף יתומים כולל אף גדולים.</text:p>
        </text:list-item>
        <text:list-item>
          <text:p text:style-name="P17"><draw:frame text:anchor-type="paragraph" draw:z-index="5" draw:name="Text Frame 6" draw:style-name="gr2" draw:text-style-name="P46" svg:width="0.5421in" svg:height="0.9634in" svg:x="7.0772in" svg:y="0.2937in"><draw:text-box><text:p text:style-name="P44"><text:span text:style-name="T27">- תשלומים מנכסים שנתן במתנה כשיש בני חורים.</text:span></text:p></draw:text-box></draw:frame>משנה אמר שאין נפרעים מנכסים משעובדים כשיש בני חורים, אף שרק משעובדים הם ממין קרקע שחייב. שואל גמרא זה אף כשמשועבדים נשתעבדו במתנה או רק במכר (השאלה הוא אם אומרים שמה שנתן מקבל הנאה לנותן כדי שיתן לו שדה נחשב חסרון). מביא גמרא ראיה:</text:p>
          <text:list>
            <text:list-item>
              <text:p text:style-name="P17"><text:soft-page-break/>משנה אומר: שכיב מרע נותן ממון לשלש בני אדם. לא נותנים ממון קודם למי שקדם בשטר, ולא גובים ממון קודם ממי שמאחר בשטר. אם כ’ בין כלם, “ואחריו,” אז נותנים ראשון למי שקדם וגובים ראשון ממי שמאחר. נמצא שגובים מן האחרון, אף שרק נתן לראשון. דוחה בשלש דיחויים:</text:p>
              <text:list>
                <text:list-item>
                  <text:p text:style-name="P17">לא נתן להם במתנה, אלא היה חייב ממון להם.</text:p>
                </text:list-item>
                <text:list-item>
                  <text:p text:style-name="P17">לא אומר שהאחרון משלם קודם, אלא שהאחרון מפסיד, שהראשונים יכולים להוציא ממנו מה ששילמו.</text:p>
                </text:list-item>
                <text:list-item>
                  <text:p text:style-name="P17">משנה זה רק כשכל שדות שנתן היו שווים. רק אז משלמים מאחרון.</text:p>
                </text:list-item>
              </text:list>
            </text:list-item>
          </text:list>
        </text:list-item>
        <text:list-item>
          <text:p text:style-name="P17"><draw:frame text:anchor-type="paragraph" draw:z-index="6" draw:name="Text Frame 7" draw:style-name="gr1" draw:text-style-name="P45" svg:width="0.6669in" svg:height="1.1043in" svg:x="6.9937in" svg:y="0.0799in"><draw:text-box><text:p text:style-name="P44"><text:span text:style-name="T26">- למה אין מוציאים לשבח גזל ולמזון אשה.</text:span></text:p><text:p text:style-name="P44"><text:span text:style-name="T26">- מתי מוציאים ממשועבדים.</text:span></text:p></draw:text-box></draw:frame>משנה אמר שאין מוציאים מנכסים משעובדים לפרות של גזל ולמזון אשה ובנות. שואל גמרא למה לא מוציא לפרות של גזל. משיב שני תשובות:</text:p>
          <text:list>
            <text:list-item>
              <text:p text:style-name="P17">משיב שהוא מפני שאינו כתוב. מקשה שמזון אשה כתוב. מת’ שלא רצו רבנן לשעבד כל נכסים של נשוי. </text:p>
            </text:list-item>
            <text:list-item>
              <text:p text:style-name="P17">ר"ח אומר שכיון שאינו קצוב, לא נוטלים ממשועבד. שואל גמרא אם לר"ח צ"ל קצוב או קצוב וכתוב כדי לטרוף ממשועבדים. מביא ראיה:</text:p>
              <text:list>
                <text:list-item>
                  <text:p text:style-name="P17">כשאדם מת, יש לבתו פרנסה (עישור נכסים שנותנים לה כשבוגרת או נושאת). אם בת אחד נטל, ואחר כך מת אחיהם, ואז יורשות, חולקים ר"י ור"ח אם לא נוטלת (שאין צורך לעישור) או נוטלת (שקל וחומר הוא ממה שיכולות לטרוף ממשועבדים). נמצא שיכולים לטרוף, אף שלא כ’. צ"ל מפני שקצוב. דוחה גמרא שהוא תקנה ידועה, והוא כאילו נכ’.</text:p>
                </text:list-item>
              </text:list>
              <text:p text:style-name="P17">גמרא מוכיח שהדין הוא שמוציאים כשהוא קצוב, אף שאינו כתוב (זה, אז, מוכיח מה סובר ר"ח, ויהיה ק’ על ר"י):</text:p>
              <text:list text:continue-numbering="true">
                <text:list-item>
                  <text:p text:style-name="P17">אם אדם מחייב א"ע לתת מזונות לבת אשתו, ומת, אותו בת מוציא ממשועבדים, ובנות רק לוקחים מבני חורים. רואים שיכולה אותו בת לקחת כיון שקצוב. דוחה גמרא שקנו מידו (ואז, הוא כמו שנכ’). </text:p>
                  <text:list>
                    <text:list-item>
                      <text:p text:style-name="P17">מקשה שא"כ אף שאר בנות קנו, ויטרפו. ת’ שלא קנו מידו. </text:p>
                    </text:list-item>
                    <text:list-item>
                      <text:p text:style-name="P17">מקשה למה נניח שקנו כאן ושלא קנו כאן. ת’ שרק לבת אשה, שהיתה בעולם בשעת קנין, קנה מידו. </text:p>
                    </text:list-item>
                    <text:list-item>
                      <text:p text:style-name="P17">מק’ שיכול להיות ששאר בנות היו בעולם בשעת קנין. ת’ שכיון שיש כבר תקנת בית דין שיקחו, אין קנין מהני. </text:p>
                    </text:list-item>
                    <text:list-item>
                      <text:p text:style-name="P17">מק’ איך תנאי בית דין יעשה דינה גרוע. </text:p>
                    </text:list-item>
                    <text:list-item>
                      <text:p text:style-name="P17">אז, אומר ת’ אחר, והוא ששכיון שיש תקנה, חוששים שמא לקחה הממון בפני עצמה, ואין עוד חיוב.</text:p>
                    </text:list-item>
                  </text:list>
                </text:list-item>
                <text:list-item>
                  <text:p text:style-name="P18">אומר בריי’ שאם נשבח ביד גנב (ולא כ’ שבח בשטר), גובה ממשועבדים. צ"ל מפני שקצוב.</text:p>
                </text:list-item>
                <text:list-item>
                  <text:p text:style-name="P18">מביא גמרא מחלקת תנאים אם צ"ל כתובים או קצובים.</text:p>
                </text:list-item>
              </text:list>
            </text:list-item>
          </text:list>
        </text:list-item>
        <text:list-item>
          <text:p text:style-name="P19">משנה אמר שאין מודה במקצת מציאה נשבע.</text:p>
          <text:list>
            <text:list-item>
              <text:p text:style-name="P19">ר’ יצחק מגדיר שזה רק אם אין התובע טוען בודאי.</text:p>
            </text:list-item>
            <text:list-item>
              <text:p text:style-name="P19">גמרא מבאר שהוא רק שיטת ראב"י, ולא רבנן.</text:p>
            </text:list-item>
            <text:list-item>
              <text:p text:style-name="P19">מביא המחלקת (חולקים אם אדם “נשבע על טענת עצמו.” מבאר:</text:p>
              <text:list>
                <text:list-item>
                  <text:p text:style-name="P19"><text:span text:style-name="T11">אפשר</text:span> שחולקים אם לא טען אחר כלום. דוחה שפשוט שלא ישבע כיון שהוא כמוציא מציאה.</text:p>
                </text:list-item>
                <text:list-item>
                  <text:p text:style-name="P20">אפשר שחולקים כשקטן טוען (נקרא טענת עצמו כיון שאין קטן בר דעת). דוחה שהוא שווה ל1, שאין טענה לקטו.</text:p>
                </text:list-item>
                <text:list-item>
                  <text:p text:style-name="P21">אפשר שחולקים כשגדול טוען (נקרא טענת עצמו כיון שהוא הודאת עצמו). דוחה שכל טענה צריך הודאת עצמו.</text:p>
                </text:list-item>
                <text:list-item>
                  <text:p text:style-name="P21">אפשר שחולקים כשקטן טוען אותו. חולקים אם יכפור אדם בפני בעל חובו.<text:note text:id="ftn2" text:note-class="footnote"><text:note-citation>2</text:note-citation><text:note-body><text:p text:style-name="P6">אגב, מבאר גמרא שמה שמודה במקצת חייב שבועה כיון שמניחים שהיה רוצה לכפור בכולו, אלא שלא רוצה להעיז פניו, ואז מודה בחציו. כדי שישלם, משביעים אותו.</text:p></text:note-body></text:note></text:p>
                </text:list-item>
              </text:list>
            </text:list-item>
          </text:list>
        </text:list-item>
        <text:list-item text:start-value="1">
          <text:p text:style-name="P28">משנה <text:span text:style-name="T14">אומר שני דינים באפטרופס</text:span><text:span text:style-name="T14"><text:note text:id="ftn3" text:note-class="footnote"><text:note-citation>3</text:note-citation><text:note-body><text:p text:style-name="P8">ממשנה וגמרא, יוצא שלש מיני אפיטרופוס:</text:p><text:list xml:id="list1651411634" text:style-name="L1"><text:list-item><text:p text:style-name="P12">מי שמנה אב היתומים להיות אפיטרופוס.</text:p></text:list-item><text:list-item><text:p text:style-name="P12">מי שמנה ב"ד להיות אפיטרופוס.</text:p></text:list-item><text:list-item><text:p text:style-name="P12">מי שסמכו יתומים עליו (לא מינוהו כלל, אלא עשה את עצמו אפיטרופוס, שעסק בממונם)</text:p></text:list-item></text:list></text:note-body></text:note></text:span><text:span text:style-name="T14">:</text:span></text:p>
          <text:list>
            <text:list-item>
              <text:p text:style-name="P22">מעשר פירות יתומים. זה בכל אפיטרופוס (אם ב"ד מנוהו, אם אב מנוהו, או אם סמכו עליו יתומים).</text:p>
            </text:list-item>
            <text:list-item>
              <text:p text:style-name="P23">בגמר אפטרופסות, נשבע. רבנן סוברים שרק אם מנוהו אב נשבע. אב"ש אומר שרק אם מנוהו ב"ד נשבע.</text:p>
            </text:list-item>
          </text:list>
        </text:list-item>
        <text:list-item>
          <text:p text:style-name="P24"><text:soft-page-break/>מקשה גמרא על דין ראשון של משנה מברייתא שממעט שלש מעשרים מ"אתם.”:</text:p>
          <text:list>
            <text:list-item>
              <text:p text:style-name="P24">שותפים</text:p>
            </text:list-item>
            <text:list-item>
              <text:p text:style-name="P24">אפיטרופסים</text:p>
            </text:list-item>
            <text:list-item>
              <text:p text:style-name="P24">אריסים.</text:p>
            </text:list-item>
          </text:list>
          <text:p text:style-name="P24">מת’ שמעשר רק אם צריכים לאכול.</text:p>
          <text:list>
            <text:list-item text:start-value="1">
              <text:p text:style-name="P24">מביא באיי’ שמוכיח כן, שאומר שלש נצרכים כדי שיעסוק בו אפיטרופוס:</text:p>
              <text:list>
                <text:list-item>
                  <text:p text:style-name="P29"><text:span text:style-name="T13">צריך להיות צריך לו עכשיו. </text:span><text:span text:style-name="T15">יש יוצא מכלל זה:</text:span></text:p>
                  <text:list>
                    <text:list-item>
                      <text:p text:style-name="P25">מוכר עבד לקחת שדה, ששדה לא יאבד. רשב"ג חולק כיון שיכול להיות נמצא שאינו שלו.</text:p>
                    </text:list-item>
                    <text:list-item>
                      <text:p text:style-name="P26">מוכר קרקע לקחת שור, כיון ששור עיקר של שדה.<text:note text:id="ftn4" text:note-class="footnote"><text:note-citation>4</text:note-citation><text:note-body><text:p text:style-name="P7">מביא גמרא אגב מה שהיה ר"י קורא לאשתו ביתו, שהיא עיקר בית, ולשורו שד<text:span text:style-name="T21">ה</text:span>ו, שהוא עיקר שד<text:span text:style-name="T21">ה</text:span>ו.</text:p></text:note-body></text:note></text:p>
                    </text:list-item>
                  </text:list>
                </text:list-item>
                <text:list-item>
                  <text:p text:style-name="P24">צריך להיות קצוב.</text:p>
                </text:list-item>
              </text:list>
            </text:list-item>
          </text:list>
        </text:list-item>
        <text:list-item>
          <text:p text:style-name="P27">מביא שלש מעשים בענין אפיטרופוס. מהם יוצאים שלש דינים:</text:p>
          <text:list>
            <text:list-item>
              <text:p text:style-name="P27">יכול אדם למכור קרקע לקנות שור.</text:p>
            </text:list-item>
            <text:list-item>
              <text:p text:style-name="P27">מי שסמך יתומים אצלו נחשב אפיטרופוס.</text:p>
            </text:list-item>
            <text:list-item>
              <text:p text:style-name="P27">לאפיטרופוס, יש קנין במעות, ולא במשיכה.</text:p>
            </text:list-item>
          </text:list>
        </text:list-item>
        <text:list-item>
          <text:p text:style-name="P16"><text:span text:style-name="T23">מ</text:span><text:span text:style-name="T22">באר גמרא את חידוש של 3 (מה שקונה במעות). יש</text:span><text:span text:style-name="T24"> שמנה</text:span><text:span text:style-name="T22"> ציורים:</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Line2044004306544">
          <table:table-cell table:style-name="Table1.A1" table:number-columns-spanned="4" office:value-type="string">
            <text:p text:style-name="P9">יתומים מוכרים:</text:p>
          </table:table-cell>
          <table:covered-table-cell/>
          <table:covered-table-cell/>
          <table:covered-table-cell/>
          <table:table-cell table:style-name="Table1.E1" table:number-columns-spanned="4" office:value-type="string">
            <text:p text:style-name="P9">יתומים קונים:</text:p>
          </table:table-cell>
          <table:covered-table-cell/>
          <table:covered-table-cell/>
          <table:covered-table-cell/>
        </table:table-row>
        <table:table-row table:style-name="Table1.2">
          <table:table-cell table:style-name="Table1.A2" table:number-columns-spanned="2" office:value-type="string">
            <text:p text:style-name="P9">נתן ממון קודם:</text:p>
          </table:table-cell>
          <table:covered-table-cell/>
          <table:table-cell table:style-name="Table1.A2" table:number-columns-spanned="2" office:value-type="string">
            <text:p text:style-name="P9">משך קודם:</text:p>
          </table:table-cell>
          <table:covered-table-cell/>
          <table:table-cell table:style-name="Table1.A2" table:number-columns-spanned="2" office:value-type="string">
            <text:p text:style-name="P9">נתן ממון קודם:</text:p>
          </table:table-cell>
          <table:covered-table-cell/>
          <table:table-cell table:style-name="Table1.G2" table:number-columns-spanned="2" office:value-type="string">
            <text:p text:style-name="P9">משך קודם:</text:p>
          </table:table-cell>
          <table:covered-table-cell/>
        </table:table-row>
        <table:table-row table:style-name="Table1.2">
          <table:table-cell table:style-name="Table1.A3" office:value-type="string">
            <text:p text:style-name="P9">אוקיר</text:p>
          </table:table-cell>
          <table:table-cell table:style-name="Table1.A3" office:value-type="string">
            <text:p text:style-name="P9">זל</text:p>
          </table:table-cell>
          <table:table-cell table:style-name="Table1.A3" office:value-type="string">
            <text:p text:style-name="P9">אוקיר</text:p>
          </table:table-cell>
          <table:table-cell table:style-name="Table1.A3" office:value-type="string">
            <text:p text:style-name="P9">זל</text:p>
          </table:table-cell>
          <table:table-cell table:style-name="Table1.A3" office:value-type="string">
            <text:p text:style-name="P9">אוקיר</text:p>
          </table:table-cell>
          <table:table-cell table:style-name="Table1.A3" office:value-type="string">
            <text:p text:style-name="P9">זל</text:p>
          </table:table-cell>
          <table:table-cell table:style-name="Table1.A3" office:value-type="string">
            <text:p text:style-name="P10">אוקיר</text:p>
          </table:table-cell>
          <table:table-cell table:style-name="Table1.H3" office:value-type="string">
            <text:p text:style-name="P10">זל</text:p>
          </table:table-cell>
        </table:table-row>
        <table:table-row table:style-name="Table1.2">
          <table:table-cell table:style-name="Table1.A2" office:value-type="string">
            <text:p text:style-name="P9">משלם כשעת היקר, שקונים שלא יהא הדיוט חמור מהקדש.</text:p>
          </table:table-cell>
          <table:table-cell table:style-name="Table1.A2" office:value-type="string">
            <text:p text:style-name="P9">גמרא סבר לומר שמשלם כשעת היקר, <text:span text:style-name="T25">שרק קונה בממון. דוחה גמרא שמשמלם כשעת הזול, שאי לאו הכי, לא יקנו בנ"א מהם בלי משיכה.</text:span></text:p>
          </table:table-cell>
          <table:table-cell table:style-name="Table1.A2" office:value-type="string">
            <text:p text:style-name="P9">משלם כשעת היקר, שקונים רק בכסף.</text:p>
          </table:table-cell>
          <table:table-cell table:style-name="Table1.A2" office:value-type="string">
            <text:p text:style-name="P9">משלם כשעת היקר, שלא יהא הדיוט חמור מהקדש.</text:p>
          </table:table-cell>
          <table:table-cell table:style-name="Table1.A2" office:value-type="string">
            <text:p text:style-name="P10">גמרא סבר שישלם כשעת הזול, שקונה בממון. דוחה שמשלם כשעת היקר, שאם לא כן, לפעמים ישרפו חיטיו בעלייה, שא"צ למשוך.</text:p>
          </table:table-cell>
          <table:table-cell table:style-name="Table1.A2" office:value-type="string">
            <text:p text:style-name="P10">משלם כשעת הזול, שלא יהא כוח הדיוט חמור מהקדש.</text:p>
          </table:table-cell>
          <table:table-cell table:style-name="Table1.A2" office:value-type="string">
            <text:p text:style-name="P10">משלם כשעת הזול, שלא יהא כוח הדיוט חמור מהקדש.</text:p>
          </table:table-cell>
          <table:table-cell table:style-name="Table1.G2" office:value-type="string">
            <text:p text:style-name="P9">גמרא סבר שישלם כשעת הזול, שקונה בממון. דוחה <text:s/>גמרא שישלם כשעת היקר, שאם לא כן, לא ימכרו להם בלי נתינת ממון.</text:p>
          </table:table-cell>
        </table:table-row>
      </table:table>
      <text:list xml:id="list73856325862449" text:continue-list="list2848385182" text:style-name="WWNum2">
        <text:list-item>
          <text:p text:style-name="P31">בדרך כלל, לא מוכרים קרקע יתומים בלי הכרזה. יש שלש יוצאים מן הכלל:</text:p>
          <text:list>
            <text:list-item>
              <text:p text:style-name="P31">כרגא</text:p>
            </text:list-item>
            <text:list-item>
              <text:p text:style-name="P31">מזונות</text:p>
            </text:list-item>
            <text:list-item>
              <text:p text:style-name="P31">קבורה</text:p>
            </text:list-item>
          </text:list>
        </text:list-item>
        <text:list-item>
          <text:p text:style-name="P31">מביא גמרא מעשה באפוטרופוס. ממנו למדנו שלש דינים:</text:p>
          <text:list>
            <text:list-item>
              <text:p text:style-name="P31">אפיטרופוס יכול ללבוש בבעות יתומים כדי שישמעו דבריו.</text:p>
            </text:list-item>
            <text:list-item>
              <text:p text:style-name="P31">אם מצאנו שאפיטרופוס נתיקר, א"א שהוא ממעות יתומים, אלא אולי מציאה מצא.</text:p>
            </text:list-item>
            <text:list-item>
              <text:p text:style-name="P31">אם אפיטרופוס מפסיד, מסלקים אותו.</text:p>
              <text:list>
                <text:list-item>
                  <text:p text:style-name="P31">מביא מחלקת בזה, אבל פוסק כן.</text:p>
                </text:list-item>
              </text:list>
            </text:list-item>
          </text:list>
        </text:list-item>
        <text:list-item>
          <text:p text:style-name="P32">מבאר סברת ררבנן (אם בית דין מינוהו, לא יתמנה אם צריך לשבוע. אם אב מינוהו, ימנה אף אם צריך שבועה).</text:p>
        </text:list-item>
        <text:list-item>
          <text:p text:style-name="P32">מבאר סברת אב"ש (אם ב"ד מינוהו, יתמנה אף אם צריך שבועה, שנתכבד. אם אב מינוהו, לא יתמנה אם צריך שבועה).</text:p>
        </text:list-item>
        <text:list-item text:start-value="1">
          <text:p text:style-name="P33">משנה<text:span text:style-name="T13"> מזכיר שלש ציורים שבמזיד חייב ובשוגג פטור:</text:span></text:p>
          <text:list>
            <text:list-item>
              <text:p text:style-name="P33"><text:span text:style-name="T13">מטמא</text:span></text:p>
            </text:list-item>
            <text:list-item>
              <text:p text:style-name="P33"><text:span text:style-name="T13">מדמע</text:span></text:p>
            </text:list-item>
            <text:list-item>
              <text:p text:style-name="P33"><text:span text:style-name="T13">מנסך</text:span></text:p>
            </text:list-item>
          </text:list>
        </text:list-item>
        <text:list-item>
          <text:p text:style-name="P33"><text:span text:style-name="T13">חולקים בגמרא מהו ציור שלישי:</text:span></text:p>
          <text:list>
            <text:list-item>
              <text:p text:style-name="P33"><text:span text:style-name="T13">רב אמר שהוא מנסך ממש. </text:span></text:p>
            </text:list-item>
            <text:list-item>
              <text:p text:style-name="P33"><text:span text:style-name="T13">שמואל אמר שהוא עירוב יין נסך. </text:span></text:p>
            </text:list-item>
          </text:list>
          <text:p text:style-name="P33"><text:span text:style-name="T13">מבאר גמרא למה חולקים:</text:span></text:p>
          <text:list>
            <text:list-item text:start-value="1">
              <text:p text:style-name="P33"><text:soft-page-break/><text:span text:style-name="T13">שמואל אומר שלא יחייב על מנסך שקים ליה בדרבא מיניה. </text:span></text:p>
            </text:list-item>
            <text:list-item>
              <text:p text:style-name="P33"><text:span text:style-name="T13">רב סובר שאם הוא רק עירוב, קשה, שכבר אמר משנה דימוע. שמואל ידחה שאין לומדים קנס מקנס.</text:span></text:p>
              <text:p text:style-name="P33"><text:span text:style-name="T13">לרב, שלומדים קנס מקנס, מבאר למה צריך כל ציור משנה:</text:span></text:p>
              <text:list>
                <text:list-item>
                  <text:p text:style-name="P33"><text:span text:style-name="T13">אם רק אמר מטמא, א"א ללמוד מדמע, שמפסיד כל אכילתו.</text:span></text:p>
                </text:list-item>
                <text:list-item>
                  <text:p text:style-name="P33"><text:span text:style-name="T13">אם רק אמר מדמע, אי אפשר ללמוד מטמא, שאינו שכיח.</text:span></text:p>
                </text:list-item>
                <text:list-item>
                  <text:p text:style-name="P33"><text:span text:style-name="T13">אם רק אמר שנים אלו, א"א ללמוד מנסך, שהו"א שקלבדר"מיניה.</text:span></text:p>
                </text:list-item>
              </text:list>
              <text:p text:style-name="P34"><text:span text:style-name="T13">ברייתא אומר שגזרו על דימוע באחרון. </text:span></text:p>
              <text:list text:continue-numbering="true">
                <text:list-item>
                  <text:p text:style-name="P34"><text:span text:style-name="T13">אם רק אמר מטמא, </text:span><text:span text:style-name="T16">א"א ללמוד מנסך, שהו"א שקלבדר"מיניה.</text:span></text:p>
                </text:list-item>
                <text:list-item>
                  <text:p text:style-name="P34"><text:span text:style-name="T13">אם רק אמר מנסך, א"א ללמוד מטמא, שמפסיד אותו לגמר</text:span><text:span text:style-name="T17">י.</text:span></text:p>
                </text:list-item>
                <text:list-item>
                  <text:p text:style-name="P35"><text:span text:style-name="T13">אם רק אמר שנים אלו, אי אפשר ללמוד מנסך, שאין הפסדו מרובה.</text:span></text:p>
                </text:list-item>
              </text:list>
            </text:list-item>
          </text:list>
        </text:list-item>
        <text:list-item>
          <text:p text:style-name="P36"><text:span text:style-name="T13">מבאר גמרא דין משנה:</text:span></text:p>
          <text:list>
            <text:list-item>
              <text:p text:style-name="P36"><text:span text:style-name="T13">חזקיה אומר שהיזק שאינו ניכר שמיה היזק. פטור בשוגג כדי שיודיע לחבירו. במזיד, פשוט שיודיע לחבירו, שאל"ה, ל"ל להזיקו.</text:span></text:p>
            </text:list-item>
            <text:list-item>
              <text:p text:style-name="P36"><text:span text:style-name="T13">ר"י אומר שהיזק שאינו ניכר ל"ש היזק. חייב במזיד </text:span><text:span text:style-name="T18">כדי שלא יהיה בנ"א מטמאים חפצי אחרים.</text:span></text:p>
              <text:list>
                <text:list-item>
                  <text:p text:style-name="P37"><text:span text:style-name="T18">מ</text:span><text:span text:style-name="T13">ביא --- ראיות:</text:span></text:p>
                  <text:list>
                    <text:list-item>
                      <text:p text:style-name="P37"><text:span text:style-name="T13">משנה אומר שכהנים שפגלו במזיד חייבים מחמת תקנה. לחזקיה, יחייבו בלי תקנה.</text:span></text:p>
                      <text:p text:style-name="P37"><text:span text:style-name="T13">דוחה גמרא שר"ל שמחמת תקנה רק במזיד חייב, ובשוגג פטור.</text:span></text:p>
                    </text:list-item>
                    <text:list-item>
                      <text:p text:style-name="P38"><text:span text:style-name="T13">העושה מלאכה במי חטאת ופרת חטאת של חברו, חייב בדיני שמים, ופטור בדיני אדם. לחזקיה, חייב בד"א.</text:span></text:p>
                      <text:p text:style-name="P38"><text:span text:style-name="T13">דוחה דין פרת חטאת- מיירי בשרק מחמת מחשבתו נפסל (הכניסה לאמו, וכיוון שיעבד).</text:span></text:p>
                      <text:p text:style-name="P38"><text:span text:style-name="T13">דוחה דין מי פרה- שקל בו, ורק במחשבה פסלו</text:span></text:p>
                      <text:list>
                        <text:list-header>
                          <text:p text:style-name="P38"><text:span text:style-name="T13">מקשה שרבא אומר שמ"פ ששקל בהם פטור. מתרץ ששם שקל, וכאן מדד נפח.</text:span><text:span text:style-name="T13"><text:note text:id="ftn0" text:note-class="footnote"><text:note-citation>5</text:note-citation><text:note-body><text:p text:style-name="P13">נתן בשר בו לראות כמה מן המים ייצא.</text:p></text:note-body></text:note></text:span><text:span text:style-name="T13"> </text:span><text:span text:style-name="T19">מק’ שא"כ, בידים הזקו.</text:span></text:p>
                          <text:p text:style-name="P39"><text:span text:style-name="T13">דוה שמיירי בשפסלו בהיסח הדעת, שהוא רק מחשבה.</text:span></text:p>
                        </text:list-header>
                      </text:list>
                    </text:list-item>
                    <text:list-item>
                      <text:p text:style-name="P40"><text:span text:style-name="T13">הגוזל מטבע ונפסל, מחזיר אותו בעין. לחזקיה, קשה, שנשתנה.</text:span></text:p>
                    </text:list-item>
                  </text:list>
                </text:list-item>
                <text:list-item>
                  <text:p text:style-name="P40"><text:span text:style-name="T13">מנסה גמרא לומר שהוא תנאי:</text:span></text:p>
                  <text:list>
                    <text:list-header>
                      <text:p text:style-name="P40"><text:span text:style-name="T13">חולקים ר"מ ור"י אם חייב בשוגג או לא. ר"מ סבר כחזקיה, ורבי יהודה סבר כרבי יוחנן. דוחה גמרא שר"מ סבר שקונסים שוגג אטו מזיד. רבי יהודה סובר שלא קונסים.</text:span></text:p>
                      <text:list>
                        <text:list-item>
                          <text:p text:style-name="P40"><text:span text:style-name="T13">מקשה על זה:</text:span></text:p>
                          <text:list>
                            <text:list-item>
                              <text:p text:style-name="P40"><text:span text:style-name="T13">חולקים בדין מבשל בשבת:</text:span></text:p>
                              <text:list>
                                <text:list-item>
                                  <text:p text:style-name="P40"><text:span text:style-name="T13">רבי מאיר אומר שבשוגג נאכל מיד, ובמזיד לא נאכל.</text:span></text:p>
                                </text:list-item>
                                <text:list-item>
                                  <text:p text:style-name="P40"><text:span text:style-name="T13">רבי יהודה אומר שבשוגג נאכל לכל אחר שבת, ובמזיד לא נאכל לו לעולם (אבל לחבריו אחר שבת).</text:span></text:p>
                                </text:list-item>
                                <text:list-item>
                                  <text:p text:style-name="P40"><text:span text:style-name="T13">אב יוחנן הסנדלר אומר שבשוגג לא נאכל לא לעולם (אבל לחבריו אחר שבת) ובמזיד לא נאכל כלל.</text:span></text:p>
                                </text:list-item>
                              </text:list>
                              <text:p text:style-name="P40"><text:span text:style-name="T13">נמצא שר"מ מקל בשוגג ור"י מחמיר.</text:span></text:p>
                              <text:p text:style-name="P40"><text:span text:style-name="T13">דוחה שרבי מאיר רק קנס באיסור דרבנן, שלא מקפידים עליו בנ”א. מקשה שקנס במנסך, שאסור לעשות מדוא’. ת’ ששם חמור הוא, שע"ז הוא.</text:span></text:p>
                              <text:p text:style-name="P41"><text:span text:style-name="T13">רבי יהודה רק קנס באיסור דאו’ כיון שהוא חמור. מקשה שלא קנס במנסך, שאסור לעשות מדאו’. ת’ שחמור הוא עד שאין צורך.</text:span></text:p>
                            </text:list-item>
                            <text:list-item>
                              <text:p text:style-name="P41"><text:span text:style-name="T13">רבי מאיר אומר שהנוטע בשביעית עוקר, ובשבת יקיים. ר"י מחליף.</text:span></text:p>
                              <text:p text:style-name="P41"><text:span text:style-name="T13">מבאר </text:span><text:span text:style-name="T20">שיטתם:</text:span></text:p>
                              <text:p text:style-name="P42"><text:span text:style-name="T20">ר</text:span><text:span text:style-name="T13">בי מאיר גזר בשביעית כיון שמונים בו בני אדם</text:span></text:p>
                            </text:list-item>
                          </text:list>
                        </text:list-item>
                      </text:list>
                    </text:list-header>
                  </text:list>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ekorot-Vilna" svg:font-family="Mekorot-Vilna"/>
    <style:font-face style:name="Mekorot-Vilna1" svg:font-family="Mekorot-Vilna" style:font-pitch="variable"/>
    <style:font-face style:name="Microsoft YaHei" svg:font-family="'Microsoft YaHei'" style:font-family-generic="system" style:font-pitch="variable"/>
    <style:font-face style:name="NSimSun" svg:font-family="NSimSun" style:font-family-generic="system" style:font-pitch="variable"/>
    <style:font-face style:name="Shofar" svg:font-family="Shofar"/>
    <style:font-face style:name="Shofar1" svg:font-family="Shofar" style:font-pitch="variable"/>
    <style:font-face style:name="Times New Roman" svg:font-family="'Times New Roman'"/>
    <style:font-face style:name="Times New Roman1"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NSimSun" style:font-size-asian="12pt" style:language-asian="zh" style:country-asian="CN" style:font-name-complex="Shofar"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NSimSun" style:font-size-asian="12pt" style:language-asian="zh" style:country-asian="CN" style:font-name-complex="Shofar"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1" fo:font-family="'Times New Roman'" style:font-family-generic="roman" fo:font-size="12pt" fo:language="en" fo:country="US" style:letter-kerning="true" style:font-name-asian="NSimSun" style:font-family-asian="NSimSun" style:font-family-generic-asian="system" style:font-pitch-asian="variable" style:font-size-asian="12pt" style:language-asian="zh" style:country-asian="CN" style:font-name-complex="Shofar" style:font-family-complex="Shofar" style:font-size-complex="12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family-generic="roman" fo:font-size="14pt" style:font-name-asian="Microsoft YaHei" style:font-family-asian="'Microsoft YaHei'" style:font-family-generic-asian="system" style:font-pitch-asian="variable" style:font-size-asian="14pt" style:font-name-complex="Shofar" style:font-family-complex="Shofar"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1" fo:font-family="'Times New Roman'" style:font-family-generic="roman" style:font-name-complex="Shofar" style:font-family-complex="Shofar"/>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1" fo:font-family="'Times New Roman'" style:font-family-generic="roman" fo:font-size="12pt" fo:font-style="italic" style:font-size-asian="12pt" style:font-style-asian="italic" style:font-name-complex="Shofar" style:font-family-complex="Shofar" style:font-size-complex="12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fo:language="zxx" fo:country="none" style:language-asian="zxx" style:country-asian="none" style:font-name-complex="Shofar" style:font-family-complex="Shofar"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text:style-name="ListLabel_20_11" loext:num-list-format="%2%." style:num-suffix="." style:num-format="1">
        <style:list-level-properties text:list-level-position-and-space-mode="label-alignment" fo:text-align="end">
          <style:list-level-label-alignment text:label-followed-by="space" fo:text-indent="-0.25in" fo:margin-left="0.75in"/>
        </style:list-level-properties>
      </text:list-level-style-number>
      <text:list-level-style-number text:level="3" text:style-name="ListLabel_20_12" loext:num-list-format="%3%." style:num-suffix="." style:num-format="1">
        <style:list-level-properties text:list-level-position-and-space-mode="label-alignment" fo:text-align="end">
          <style:list-level-label-alignment text:label-followed-by="space" fo:text-indent="-0.25in" fo:margin-left="1in"/>
        </style:list-level-properties>
      </text:list-level-style-number>
      <text:list-level-style-number text:level="4" text:style-name="ListLabel_20_13" loext:num-list-format="%4%." style:num-suffix="." style:num-format="1">
        <style:list-level-properties text:list-level-position-and-space-mode="label-alignment" fo:text-align="end">
          <style:list-level-label-alignment text:label-followed-by="space" fo:text-indent="-0.25in" fo:margin-left="1.25in"/>
        </style:list-level-properties>
      </text:list-level-style-number>
      <text:list-level-style-number text:level="5" text:style-name="ListLabel_20_14" loext:num-list-format="%5%." style:num-suffix="." style:num-format="1">
        <style:list-level-properties text:list-level-position-and-space-mode="label-alignment" fo:text-align="end">
          <style:list-level-label-alignment text:label-followed-by="space" fo:text-indent="-0.25in" fo:margin-left="1.5in"/>
        </style:list-level-properties>
      </text:list-level-style-number>
      <text:list-level-style-number text:level="6" text:style-name="ListLabel_20_15" loext:num-list-format="%6%." style:num-suffix="." style:num-format="1">
        <style:list-level-properties text:list-level-position-and-space-mode="label-alignment" fo:text-align="end">
          <style:list-level-label-alignment text:label-followed-by="space" fo:text-indent="-0.25in" fo:margin-left="1.75in"/>
        </style:list-level-properties>
      </text:list-level-style-number>
      <text:list-level-style-number text:level="7" text:style-name="ListLabel_20_16" loext:num-list-format="%7%." style:num-suffix="." style:num-format="1">
        <style:list-level-properties text:list-level-position-and-space-mode="label-alignment" fo:text-align="end">
          <style:list-level-label-alignment text:label-followed-by="space" fo:text-indent="-0.25in" fo:margin-left="2in"/>
        </style:list-level-properties>
      </text:list-level-style-number>
      <text:list-level-style-number text:level="8" text:style-name="ListLabel_20_17" loext:num-list-format="%8%." style:num-suffix="." style:num-format="1">
        <style:list-level-properties text:list-level-position-and-space-mode="label-alignment" fo:text-align="end">
          <style:list-level-label-alignment text:label-followed-by="space" fo:text-indent="-0.25in" fo:margin-left="2.25in"/>
        </style:list-level-properties>
      </text:list-level-style-number>
      <text:list-level-style-number text:level="9" text:style-name="ListLabel_20_18" loext:num-list-format="%9%." style:num-suffix="." style:num-format="1">
        <style:list-level-properties text:list-level-position-and-space-mode="label-alignment" fo:text-align="end">
          <style:list-level-label-alignment text:label-followed-by="space"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א, י, ק, ...">
        <style:list-level-properties text:list-level-position-and-space-mode="label-alignment" fo:text-align="end">
          <style:list-level-label-alignment text:label-followed-by="nothing" fo:margin-left="0.1in"/>
        </style:list-level-properties>
      </text:list-level-style-number>
      <text:list-level-style-number text:level="2" text:style-name="ListLabel_20_20" loext:num-list-format="%2%." style:num-suffix="." style:num-format="א, י, ק, ...">
        <style:list-level-properties text:list-level-position-and-space-mode="label-alignment" fo:text-align="end">
          <style:list-level-label-alignment text:label-followed-by="nothing" fo:text-indent="-0.25in" fo:margin-left="0.75in"/>
        </style:list-level-properties>
      </text:list-level-style-number>
      <text:list-level-style-number text:level="3" text:style-name="ListLabel_20_21" loext:num-list-format="%3%." style:num-suffix="." style:num-format="א, י, ק, ...">
        <style:list-level-properties text:list-level-position-and-space-mode="label-alignment" fo:text-align="end">
          <style:list-level-label-alignment text:label-followed-by="nothing" fo:text-indent="-0.25in" fo:margin-left="1in"/>
        </style:list-level-properties>
      </text:list-level-style-number>
      <text:list-level-style-number text:level="4" text:style-name="ListLabel_20_22" loext:num-list-format="%4%." style:num-suffix="." style:num-format="א, י, ק, ...">
        <style:list-level-properties text:list-level-position-and-space-mode="label-alignment" fo:text-align="end">
          <style:list-level-label-alignment text:label-followed-by="nothing" fo:text-indent="-0.25in" fo:margin-left="1.25in"/>
        </style:list-level-properties>
      </text:list-level-style-number>
      <text:list-level-style-number text:level="5" text:style-name="ListLabel_20_23" loext:num-list-format="%5%." style:num-suffix="." style:num-format="א, י, ק, ...">
        <style:list-level-properties text:list-level-position-and-space-mode="label-alignment" fo:text-align="end">
          <style:list-level-label-alignment text:label-followed-by="nothing" fo:text-indent="-0.25in" fo:margin-left="1.5in"/>
        </style:list-level-properties>
      </text:list-level-style-number>
      <text:list-level-style-number text:level="6" text:style-name="ListLabel_20_24" loext:num-list-format="%6%." style:num-suffix="." style:num-format="א, י, ק, ...">
        <style:list-level-properties text:list-level-position-and-space-mode="label-alignment" fo:text-align="end">
          <style:list-level-label-alignment text:label-followed-by="nothing" fo:text-indent="-0.25in" fo:margin-left="1.75in"/>
        </style:list-level-properties>
      </text:list-level-style-number>
      <text:list-level-style-number text:level="7" text:style-name="ListLabel_20_25" loext:num-list-format="%7%." style:num-suffix="." style:num-format="א, י, ק, ...">
        <style:list-level-properties text:list-level-position-and-space-mode="label-alignment" fo:text-align="end">
          <style:list-level-label-alignment text:label-followed-by="nothing" fo:text-indent="-0.25in" fo:margin-left="2in"/>
        </style:list-level-properties>
      </text:list-level-style-number>
      <text:list-level-style-number text:level="8" text:style-name="ListLabel_20_26" loext:num-list-format="%8%." style:num-suffix="." style:num-format="א, י, ק, ...">
        <style:list-level-properties text:list-level-position-and-space-mode="label-alignment" fo:text-align="end">
          <style:list-level-label-alignment text:label-followed-by="nothing" fo:text-indent="-0.25in" fo:margin-left="2.25in"/>
        </style:list-level-properties>
      </text:list-level-style-number>
      <text:list-level-style-number text:level="9" text:style-name="ListLabel_20_27" loext:num-list-format="%9%." style:num-suffix="." style:num-format="א, י, ק, ...">
        <style:list-level-properties text:list-level-position-and-space-mode="label-alignment" fo:text-align="end">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rl-tb" style:layout-grid-color="#c0c0c0" style:layout-grid-lines="9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7:42:22</meta:creation-date>
    <dc:language>en-US</dc:language>
    <dc:date>2022-11-11T07:38:54.143000000</dc:date>
    <meta:editing-cycles>43</meta:editing-cycles>
    <meta:editing-duration>PT2H42M43S</meta:editing-duration>
    <meta:generator>LibreOffice/7.3.2.2$Windows_X86_64 LibreOffice_project/49f2b1bff42cfccbd8f788c8dc32c1c309559be0</meta:generator>
    <meta:document-statistic meta:table-count="1" meta:image-count="0" meta:object-count="0" meta:page-count="5" meta:paragraph-count="196" meta:word-count="2572" meta:character-count="12968" meta:non-whitespace-character-count="10722"/>
    <meta:user-defined meta:name="AppVersion">15.0000</meta:user-defined>
  </office:meta>
</office:document-meta>
</file>